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fa4" officeooo:paragraph-rsid="001c3fa4"/>
    </style:style>
    <style:style style:name="P2" style:family="paragraph" style:parent-style-name="Standard">
      <style:text-properties fo:font-weight="bold" officeooo:rsid="001c3fa4" officeooo:paragraph-rsid="001c3fa4" style:font-weight-asian="bold" style:font-weight-complex="bold"/>
    </style:style>
    <style:style style:name="P3" style:family="paragraph" style:parent-style-name="Standard">
      <style:text-properties fo:font-size="24pt" officeooo:rsid="001c3fa4" officeooo:paragraph-rsid="001c3fa4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2063" style:font-weight-asian="normal" style:font-weight-complex="normal"/>
    </style:style>
    <style:style style:name="T4" style:family="text">
      <style:text-properties officeooo:rsid="001e20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 Relational</text:p>
      <text:p text:style-name="P1"/>
      <text:p text:style-name="P1"/>
      <text:p text:style-name="P1"/>
      <text:p text:style-name="P1"><text:span text:style-name="T1">USER:</text:span> Nick(PK), Name, Surname, Birthday, Mail, Password, Ranking, Rol_User</text:p>
      <text:p text:style-name="P2">CATEGORY:<text:span text:style-name="T2"> Id_Category(PK), Name_Category</text:span></text:p>
      <text:p text:style-name="P2">ARTICLE:<text:span text:style-name="T2"> Id_Article(PK), Publication_Data, Title, Subtitle, Content, Rol</text:span></text:p>
      <text:p text:style-name="P2">CARD:<text:span text:style-name="T2"> </text:span><text:span text:style-name="T3">Id_Card(PK), Title_Card, Publication_Data, Description, Producer, Genre</text:span></text:p>
      <text:p text:style-name="P2">COMMENT:<text:span text:style-name="T2"> Id_Comment(PK), Comment_Content</text:span></text:p>
      <text:p text:style-name="P1"><text:span text:style-name="T1">FILE: </text:span>Id_File(PK), Type_File,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44:36.753301272</meta:creation-date>
    <dc:date>2017-02-20T09:24:54.124341478</dc:date>
    <meta:editing-duration>PT14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35" meta:character-count="350" meta:non-whitespace-character-count="322"/>
  </office:meta>
</office:document-meta>
</file>